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line-height="150%" fo:text-align="justify" style:justify-single-word="false"/>
      <style:text-properties style:font-name="Times New Roman" fo:font-weight="normal" officeooo:rsid="00193b16" officeooo:paragraph-rsid="00193b16" style:font-weight-asian="normal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193b16" officeooo:paragraph-rsid="00193b16" style:font-weight-asian="normal" style:font-weight-complex="normal"/>
    </style:style>
    <style:style style:name="P3" style:family="paragraph" style:parent-style-name="Standard" style:list-style-name="L4">
      <style:paragraph-properties fo:line-height="150%" fo:text-align="justify" style:justify-single-word="false"/>
      <style:text-properties style:font-name="Times New Roman" fo:font-weight="normal" officeooo:rsid="0019fe7f" officeooo:paragraph-rsid="0019fe7f" style:font-weight-asian="normal" style:font-weight-complex="norm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style:font-name="Times New Roman" fo:font-weight="normal" officeooo:rsid="00177c02" officeooo:paragraph-rsid="00177c02" style:font-weight-asian="normal" style:font-weight-complex="normal"/>
    </style:style>
    <style:style style:name="P5" style:family="paragraph" style:parent-style-name="Standard" style:list-style-name="L2">
      <style:paragraph-properties fo:margin-left="0cm" fo:margin-right="0cm" fo:line-height="150%" fo:text-align="justify" style:justify-single-word="false" fo:text-indent="2cm" style:auto-text-indent="false"/>
      <style:text-properties style:font-name="Times New Roman" fo:font-weight="normal" officeooo:rsid="001616c8" officeooo:paragraph-rsid="001616c8" style:font-weight-asian="normal" style:font-weight-complex="normal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style:font-name="Times New Roman" fo:font-weight="normal" officeooo:rsid="001616c8" officeooo:paragraph-rsid="001616c8" style:font-weight-asian="normal" style:font-weight-complex="normal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style:font-name="Times New Roman" fo:font-weight="normal" officeooo:rsid="0018e941" officeooo:paragraph-rsid="0018e941" style:font-weight-asian="normal" style:font-weight-complex="normal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style:font-name="Times New Roman" fo:font-weight="normal" officeooo:rsid="00193b16" officeooo:paragraph-rsid="00193b16" style:font-weight-asian="normal" style:font-weight-complex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style:font-name="Times New Roman" fo:font-weight="bold" officeooo:rsid="00177c02" officeooo:paragraph-rsid="00177c02" style:font-weight-asian="bold" style:font-weight-complex="bold"/>
    </style:style>
    <style:style style:name="P10" style:family="paragraph" style:parent-style-name="Standard" style:list-style-name="L2">
      <style:paragraph-properties fo:margin-left="0cm" fo:margin-right="0cm" fo:line-height="150%" fo:text-align="justify" style:justify-single-word="false" fo:text-indent="2cm" style:auto-text-indent="false"/>
      <style:text-properties officeooo:paragraph-rsid="00177c02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officeooo:paragraph-rsid="0019fe7f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officeooo:rsid="001ce27a" officeooo:paragraph-rsid="001ce27a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officeooo:rsid="001ebdfd" officeooo:paragraph-rsid="001ebdfd"/>
    </style:style>
    <style:style style:name="T1" style:family="text">
      <style:text-properties style:font-name="Times New Roman" fo:font-weight="normal" style:font-weight-asian="normal" style:font-weight-complex="normal"/>
    </style:style>
    <style:style style:name="T2" style:family="text">
      <style:text-properties style:font-name="Times New Roman" fo:font-weight="normal" officeooo:rsid="00177c02" style:font-weight-asian="normal" style:font-weight-complex="normal"/>
    </style:style>
    <style:style style:name="T3" style:family="text">
      <style:text-properties style:font-name="Times New Roman" fo:font-weight="normal" officeooo:rsid="0019fe7f" style:font-weight-asian="normal" style:font-weight-complex="normal"/>
    </style:style>
    <style:style style:name="T4" style:family="text">
      <style:text-properties style:font-name="Times New Roman" fo:font-weight="normal" officeooo:rsid="001b9bbf" style:font-weight-asian="normal" style:font-weight-complex="normal"/>
    </style:style>
    <style:style style:name="T5" style:family="text">
      <style:text-properties style:font-name="Times New Roman" fo:font-weight="normal" officeooo:rsid="001e45e8" style:font-weight-asian="normal" style:font-weight-complex="normal"/>
    </style:style>
    <style:style style:name="T6" style:family="text">
      <style:text-properties officeooo:rsid="0018e941"/>
    </style:style>
    <style:style style:name="T7" style:family="text">
      <style:text-properties officeooo:rsid="001905a7"/>
    </style:style>
    <style:style style:name="T8" style:family="text">
      <style:text-properties fo:color="#ff0000" style:font-name="Times New Roman" fo:font-weight="normal" officeooo:rsid="001b9bbf" style:font-weight-asian="normal" style:font-weight-complex="normal"/>
    </style:style>
    <style:style style:name="T9" style:family="text">
      <style:text-properties fo:color="#ff0000" style:font-name="Times New Roman" fo:font-weight="normal" officeooo:rsid="001ce27a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-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-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-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-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-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-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-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-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-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-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76242878454267047" text:style-name="L2">
        <text:list-item>
          <text:p text:style-name="P10"><text:span text:style-name="T2">Introdução</text:span></text:p>
        </text:list-item>
        <text:list-item>
          <text:p text:style-name="P5">Revisão Bibliográfica</text:p>
          <text:list>
            <text:list-item>
              <text:p text:style-name="P5">Considerações iniciais</text:p>
            </text:list-item>
            <text:list-item>
              <text:p text:style-name="P5">Teste de software</text:p>
              <text:list>
                <text:list-item>
                  <text:p text:style-name="P5">Técnicas de teste</text:p>
                  <text:list>
                    <text:list-item>
                      <text:p text:style-name="P5">Técnica Funcional</text:p>
                    </text:list-item>
                    <text:list-item>
                      <text:p text:style-name="P5">Técnica Estrutural</text:p>
                    </text:list-item>
                    <text:list-item>
                      <text:p text:style-name="P5">Técnica Baseada em Erros</text:p>
                    </text:list-item>
                  </text:list>
                </text:list-item>
                <text:list-item>
                  <text:p text:style-name="P5">Ferramentas de teste</text:p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1 – Introduçã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Capítulo 2 – Revisão Bibliográfica</text:p>
      <text:p text:style-name="P9"/>
      <text:p text:style-name="P4">2.1 – Considerações iniciais</text:p>
      <text:p text:style-name="P4"/>
      <text:p text:style-name="P4">Nesta seção serão apresentados os conceitos básicos para o bom entendimento deste trabalho. Na seção 2.2 serão apresentados os principais conceitos <text:span text:style-name="T6">sobre teste de software, onde serão abordadas também as técnicas de teste, na seção 2.2.1, e as ferramentas utilizadas para o teste de software, na seção 2.2.2.</text:span></text:p>
      <text:p text:style-name="P4"/>
      <text:p text:style-name="P7">2.2 – Teste de software</text:p>
      <text:p text:style-name="P7"/>
      <text:p text:style-name="P7">Atualmente, na engenharia de software, existem diversas metodologias e técnicas que visam o bom desenvolvimento <text:span text:style-name="T7">de um produto de software em todas as suas etapas. Porém, mesmo com o apoio de todas essas metodologias e técnicas, o alguns erros podem ser inseridos nesse produto. E tendo em vista a qualidade e confiabilidade do produto, algumas atividades para detectar esses erros se fazem necessárias. Dentre essas atividades para garantia de qualidade, podemos citar a atividade de V &amp; V, Verificação e Validação. Essa atividade verifica a correta construção do software. O teste de software é uma das atividades de verificação e validação mais utilizadas. O objetivo do teste é detectar a maior quantidade de erros e defeitos contidos no software. Um bom teste de software é aquele que consegue fazer com que o produto testado falhe.</text:span></text:p>
      <text:p text:style-name="P8">O teste de software é divido em três etapas:</text:p>
      <text:list xml:id="list2671139446168997099" text:style-name="L3">
        <text:list-item>
          <text:p text:style-name="P1">Teste unitário ou de unidade: Onde serão verificados as menores unidades testáveis de um software, onde o foco é encontrar erros de programação e de lógica.</text:p>
        </text:list-item>
        <text:list-item>
          <text:p text:style-name="P1">Teste de integração: Nessa etapa são verificadas as integrações entre as unidades do programa, detectando principalmente erros de interface e comunicação entre eles.</text:p>
        </text:list-item>
        <text:list-item>
          <text:p text:style-name="P1">Teste de sistema: O sistema como um todo será testado, verificando se os módulos se adéquam entre si e se as expectativas do usuário serão alcançadas.</text:p>
        </text:list-item>
      </text:list>
      <text:p text:style-name="P2"/>
      <text:p text:style-name="P8">Cada uma dessas etapas, serão divididas ainda em outras quatro etapas:</text:p>
      <text:list xml:id="list372996958849185614" text:style-name="L4">
        <text:list-item>
          <text:p text:style-name="P3">Planejamento das atividades do teste e dos recursos utilizados.</text:p>
        </text:list-item>
        <text:list-item>
          <text:p text:style-name="P3">Criação dos casos de teste com base nas técnicas e critérios selecionados.</text:p>
        </text:list-item>
        <text:list-item>
          <text:p text:style-name="P3">Execução dos casos de teste.</text:p>
        </text:list-item>
        <text:list-item>
          <text:p text:style-name="P3">Análise dos resultados obtidos com os casos de teste.</text:p>
        </text:list-item>
      </text:list>
      <text:p text:style-name="P11"><text:soft-page-break/><text:span text:style-name="T3">Uma atividade de teste deveria ser executada em conjunto com </text:span><text:span text:style-name="T4">todas as entradas possíveis para esse software, ou seja, o domínio de entrada, caracterizando o teste exaustivo. Porém, até mesmo em softwares muito simples, a quantidade de entradas possíveis seria tão grande que a atividade de teste seria inviável. Assim, foram definidas técnicas e critérios para a seleção de subconjuntos dos domínios de entrada, de forma que esses subconjuntos representem as entradas como um todo. </text:span><text:span text:style-name="T8">Mesmo não sendo possível garantir </text:span><text:span text:style-name="T9">que o software esteja inteiramente correto e livre de</text:span><text:span text:style-name="T8"> falhas, </text:span><text:span text:style-name="T9">a partir da utilização desses </text:span><text:span text:style-name="T8">critérios e técnicas, ainda assim um </text:span><text:span text:style-name="T9">grau de qualidade de confiança pode ser obtido.</text:span></text:p>
      <text:p text:style-name="P12"><text:span text:style-name="T1">Essas técnicas e critérios podem ainda ser utilizadas em conjunto uma com as outras, de modo a contemplar um domínio maior de testes, obtendo assim uma medida ainda mais confiável e precisa da qualidade do software.</text:span></text:p>
      <text:p text:style-name="P12"><text:span text:style-name="T1">Ainda assim, mesmo com atividades de teste bem elaboradas </text:span><text:span text:style-name="T5">e planejadas, essas atividades são uma das mais onerosas no processo de criação de uma aplicação. Devido a seu grau de importância e ao seu custo no processo de criação do produto de software, ferramentas de teste automatizado se fizeram necessário, como forma de diminuir os custos e manter o grau de qualidade do mesmo. Ressalta-se ainda, que sem essas ferramentas, os testes estariam detidos ao teste manual que é extremamente custosa e bastante propensa a falhas, visto que é feita por humanos.</text:span></text:p>
      <text:p text:style-name="P13"><text:span text:style-name="T5">T</text:span><text:span text:style-name="T1">ambém é importante ressaltar que o teste de software, apesar de ser uma atividade extremamente importante, é apenas uma das técnicas de engenharia de software, e sozinha não é capaz de garantir o bom desenvolvimento do software. Faz-se então necessário que para a boa produção de um software outras técnicas da engenharia de software sejam utilizadas em conju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16:21:24.632000000</meta:creation-date>
    <dc:date>2015-02-01T18:46:07.697000000</dc:date>
    <meta:editing-duration>PT3M30S</meta:editing-duration>
    <meta:editing-cycles>1</meta:editing-cycles>
    <meta:document-statistic meta:table-count="0" meta:image-count="0" meta:object-count="0" meta:page-count="4" meta:paragraph-count="28" meta:word-count="668" meta:character-count="4128" meta:non-whitespace-character-count="3482"/>
    <meta:generator>LibreOffice/4.3.5.2$Windows_x86 LibreOffice_project/3a87456aaa6a95c63eea1c1b3201acedf0751bd5</meta:generator>
  </office:meta>
</office:document-meta>
</file>